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9.051cm"/>
    </style:style>
    <style:style style:name="co3" style:family="table-column">
      <style:table-column-properties fo:break-before="auto" style:column-width="7.736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7d.googlevideo.com</text:p>
          </table:table-cell>
          <table:table-cell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ek.googlevideo.com</text:p>
          </table:table-cell>
          <table:table-cell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d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lr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k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s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7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5mek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vgqsdn7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7knz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2---sn-4g57kn6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2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l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q4f7sn7z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z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d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k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7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5hne6n7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3---sn-4g57k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a5me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j5huxa-qa5e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6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7kn7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l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dn7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dn7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4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5hned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r4---sn-a5mlr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office:value-type="string">
            <text:p>r5---sn-4g57kn6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7k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5---sn-4g57kn6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d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vgqs7ns7.googlevideo.com</text:p>
          </table:table-cell>
          <table:table-cell table:number-columns-repeated="1021"/>
        </table:table-row>
        <table:table-row table:style-name="ro1">
          <table:table-cell office:value-type="string">
            <text:p>r6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z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e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dnl7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7kne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ez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k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l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5hn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vgqs7ne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7---sn-4g57knz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r7---sn-4g57knks.googlevideo.com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r7---sn-4g57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7---sn-p5qlsnzr.googlevideo.com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8---sn-4g57knz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r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zr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5hne6n76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6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4g57knl7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h0j7s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9---sn-vgqsenly.googlevideo.com</text:p>
          </table:table-cell>
          <table:table-cell table:number-columns-repeated="1021"/>
        </table:table-row>
        <table:table-row table:style-name="ro1">
          <table:table-cell office:value-type="string">
            <text:p>r10---sn-4g57knk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a5m7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n4v7k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q4f7sns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vgqs7ned.googlevideo.com</text:p>
          </table:table-cell>
          <table:table-cell table:number-columns-repeated="1021"/>
        </table:table-row>
        <table:table-row table:style-name="ro1">
          <table:table-cell office:value-type="string">
            <text:p>r11---sn-4g57knz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1---sn-5hne6ne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l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5hnedn7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k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d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3---sn-5hned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4---sn-4g57kney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4---sn-4g57knks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vgqsenlk.googlevideo.com</text:p>
          </table:table-cell>
          <table:table-cell table:number-columns-repeated="1021"/>
        </table:table-row>
        <table:table-row table:style-name="ro1">
          <table:table-cell office:value-type="string">
            <text:p>r15---sn-4g57kn6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4g57knr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5hn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ek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 office:value-type="string">
            <text:p>r16---sn-4g57kn7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e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5hne6ne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8---sn-5hnedn7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 office:value-type="string">
            <text:p>r19---sn-4g57knk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n4v7kne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p5qlsned.googlevideo.com</text:p>
          </table:table-cell>
          <table:table-cell table:number-columns-repeated="1021"/>
        </table:table-row>
        <table:table-row table:style-name="ro1">
          <table:table-cell office:value-type="string">
            <text:p>r20---sn-4g57knde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4g57knek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5hne6n7k.googlevideo.com</text:p>
          </table:table-cell>
          <table:table-cell table:style-name="ce1"/>
          <table:table-cell table:number-columns-repeated="1021"/>
        </table:table-row>
        <table:table-row table:style-name="ro1" table:number-rows-repeated="682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6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917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917"/>
        <table:database-range table:target-range-address="Tabelle1.B65:Tabelle1.B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27.04.2017</text:date>, <text:time>19:5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19:56:52.68</dc:date>
    <meta:generator>OpenOffice/4.1.3$Win32 OpenOffice.org_project/413m1$Build-9783</meta:generator>
    <meta:editing-duration>P11DT10H21M4S</meta:editing-duration>
    <meta:editing-cycles>107</meta:editing-cycles>
    <meta:document-statistic meta:table-count="1" meta:cell-count="237" meta:object-count="0"/>
  </office:meta>
</office:document-meta>
</file>